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6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1.582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5" table:number-columns-repeated="2" table:default-cell-style-name="ce6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Refs</text:p>
          </table:table-cell>
          <table:table-cell table:style-name="ce1" office:value-type="string">
            <text:p>Onecall part</text:p>
          </table:table-cell>
          <table:table-cell table:style-name="ce1" office:value-type="string">
            <text:p>Order q</text:p>
          </table:table-cell>
          <table:table-cell table:style-name="ce1" office:value-type="string">
            <text:p>Quantity/board</text:p>
          </table:table-cell>
          <table:table-cell table:style-name="ce1" office:value-type="string">
            <text:p>Quantity tot</text:p>
          </table:table-cell>
          <table:table-cell table:style-name="ce1" office:value-type="string">
            <text:p>Cost ea</text:p>
          </table:table-cell>
          <table:table-cell table:style-name="ce1" office:value-type="string">
            <text:p>Board cost</text:p>
          </table:table-cell>
          <table:table-cell table:style-name="ce1" office:value-type="string">
            <text:p>Order cost</text:p>
          </table:table-cell>
          <table:table-cell table:style-name="ce1" office:value-type="string">
            <text:p>N board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/>
        </table:table-row>
        <table:table-row table:style-name="ro2">
          <table:table-cell office:value-type="string">
            <text:p>D4</text:p>
          </table:table-cell>
          <table:table-cell office:value-type="float" office:value="2290331">
            <text:p>22903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2]*[.I2]" office:value-type="float" office:value="10">
            <text:p>10</text:p>
          </table:table-cell>
          <table:table-cell office:value-type="currency" office:currency="GBP" office:value="0.0476">
            <text:p>£0.05</text:p>
          </table:table-cell>
          <table:table-cell table:formula="of:=[.F2]*[.D2]" office:value-type="currency" office:currency="GBP" office:value="0.0476">
            <text:p>£0.05</text:p>
          </table:table-cell>
          <table:table-cell table:formula="of:=[.F2]*[.C2]" office:value-type="currency" office:currency="GBP" office:value="0.476">
            <text:p>£0.48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R101</text:p>
          </table:table-cell>
          <table:table-cell office:value-type="float" office:value="9330798">
            <text:p>93307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3]*[.I3]" office:value-type="float" office:value="10">
            <text:p>10</text:p>
          </table:table-cell>
          <table:table-cell office:value-type="currency" office:currency="GBP" office:value="0.0009">
            <text:p>£0.00</text:p>
          </table:table-cell>
          <table:table-cell table:formula="of:=[.F3]*[.D3]" office:value-type="currency" office:currency="GBP" office:value="0.0009">
            <text:p>£0.00</text:p>
          </table:table-cell>
          <table:table-cell table:formula="of:=[.F3]*[.C3]" office:value-type="currency" office:currency="GBP" office:value="0.009">
            <text:p>£0.01</text:p>
          </table:table-cell>
          <table:table-cell office:value-type="float" office:value="10">
            <text:p>10</text:p>
          </table:table-cell>
          <table:table-cell office:value-type="string">
            <text:p>20R</text:p>
          </table:table-cell>
          <table:table-cell office:value-type="string">
            <text:p>R_0603</text:p>
          </table:table-cell>
          <table:table-cell/>
        </table:table-row>
        <table:table-row table:style-name="ro2">
          <table:table-cell office:value-type="string">
            <text:p>C10 C101 C11 C13 C14 C15 C17 C7</text:p>
          </table:table-cell>
          <table:table-cell office:value-type="float" office:value="432210">
            <text:p>43221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formula="of:=[.D4]*[.I4]" office:value-type="float" office:value="80">
            <text:p>80</text:p>
          </table:table-cell>
          <table:table-cell office:value-type="currency" office:currency="GBP" office:value="0.015">
            <text:p>£0.02</text:p>
          </table:table-cell>
          <table:table-cell table:formula="of:=[.F4]*[.D4]" office:value-type="currency" office:currency="GBP" office:value="0.12">
            <text:p>£0.12</text:p>
          </table:table-cell>
          <table:table-cell table:formula="of:=[.F4]*[.C4]" office:value-type="currency" office:currency="GBP" office:value="1.35">
            <text:p>£1.35</text:p>
          </table:table-cell>
          <table:table-cell office:value-type="float" office:value="10">
            <text:p>10</text:p>
          </table:table-cell>
          <table:table-cell office:value-type="string">
            <text:p>100n</text:p>
          </table:table-cell>
          <table:table-cell office:value-type="string">
            <text:p>C_0603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float" office:value="2099242">
            <text:p>20992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5]*[.I5]" office:value-type="float" office:value="10">
            <text:p>10</text:p>
          </table:table-cell>
          <table:table-cell office:value-type="currency" office:currency="GBP" office:value="0.0525">
            <text:p>£0.05</text:p>
          </table:table-cell>
          <table:table-cell table:formula="of:=[.F5]*[.D5]" office:value-type="currency" office:currency="GBP" office:value="0.0525">
            <text:p>£0.05</text:p>
          </table:table-cell>
          <table:table-cell table:formula="of:=[.F5]*[.C5]" office:value-type="currency" office:currency="GBP" office:value="0.525">
            <text:p>£0.53</text:p>
          </table:table-cell>
          <table:table-cell office:value-type="float" office:value="10">
            <text:p>10</text:p>
          </table:table-cell>
          <table:table-cell office:value-type="string">
            <text:p>YELLOW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P1</text:p>
          </table:table-cell>
          <table:table-cell office:value-type="float" office:value="1702629">
            <text:p>1702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6]*[.I6]" office:value-type="float" office:value="10">
            <text:p>10</text:p>
          </table:table-cell>
          <table:table-cell office:value-type="currency" office:currency="GBP" office:value="0.7462">
            <text:p>£0.75</text:p>
          </table:table-cell>
          <table:table-cell table:formula="of:=[.F6]*[.D6]" office:value-type="currency" office:currency="GBP" office:value="0.7462">
            <text:p>£0.75</text:p>
          </table:table-cell>
          <table:table-cell table:formula="of:=[.F6]*[.C6]" office:value-type="currency" office:currency="GBP" office:value="3.731">
            <text:p>£3.73</text:p>
          </table:table-cell>
          <table:table-cell office:value-type="float" office:value="10">
            <text:p>10</text:p>
          </table:table-cell>
          <table:table-cell office:value-type="string">
            <text:p>BATT</text:p>
          </table:table-cell>
          <table:table-cell office:value-type="string">
            <text:p>AA_holder</text:p>
          </table:table-cell>
          <table:table-cell/>
        </table:table-row>
        <table:table-row table:style-name="ro2">
          <table:table-cell office:value-type="string">
            <text:p>IC101</text:p>
          </table:table-cell>
          <table:table-cell office:value-type="float" office:value="2469557">
            <text:p>24695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7]*[.I7]" office:value-type="float" office:value="10">
            <text:p>10</text:p>
          </table:table-cell>
          <table:table-cell office:value-type="currency" office:currency="GBP" office:value="1.1644">
            <text:p>£1.16</text:p>
          </table:table-cell>
          <table:table-cell table:formula="of:=[.F7]*[.D7]" office:value-type="currency" office:currency="GBP" office:value="1.1644">
            <text:p>£1.16</text:p>
          </table:table-cell>
          <table:table-cell table:formula="of:=[.F7]*[.C7]" office:value-type="currency" office:currency="GBP" office:value="11.644">
            <text:p>£11.64</text:p>
          </table:table-cell>
          <table:table-cell office:value-type="float" office:value="10">
            <text:p>10</text:p>
          </table:table-cell>
          <table:table-cell office:value-type="string">
            <text:p>STM32F0xxCxUx</text:p>
          </table:table-cell>
          <table:table-cell office:value-type="string">
            <text:p>QFN-48-EP-ST</text:p>
          </table:table-cell>
          <table:table-cell/>
        </table:table-row>
        <table:table-row table:style-name="ro2">
          <table:table-cell office:value-type="string">
            <text:p>C8 C9</text:p>
          </table:table-cell>
          <table:table-cell office:value-type="float" office:value="1759055">
            <text:p>175905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[.D8]*[.I8]" office:value-type="float" office:value="20">
            <text:p>20</text:p>
          </table:table-cell>
          <table:table-cell office:value-type="currency" office:currency="GBP" office:value="0.0096">
            <text:p>£0.01</text:p>
          </table:table-cell>
          <table:table-cell table:formula="of:=[.F8]*[.D8]" office:value-type="currency" office:currency="GBP" office:value="0.0192">
            <text:p>£0.02</text:p>
          </table:table-cell>
          <table:table-cell table:formula="of:=[.F8]*[.C8]" office:value-type="currency" office:currency="GBP" office:value="0.24">
            <text:p>£0.24</text:p>
          </table:table-cell>
          <table:table-cell office:value-type="float" office:value="10">
            <text:p>10</text:p>
          </table:table-cell>
          <table:table-cell office:value-type="string">
            <text:p>15p</text:p>
          </table:table-cell>
          <table:table-cell office:value-type="string">
            <text:p>C_0603</text:p>
          </table:table-cell>
          <table:table-cell/>
        </table:table-row>
        <table:table-row table:style-name="ro2">
          <table:table-cell office:value-type="string">
            <text:p>R5 R6</text:p>
          </table:table-cell>
          <table:table-cell office:value-type="float" office:value="9233385">
            <text:p>923338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[.D9]*[.I9]" office:value-type="float" office:value="20">
            <text:p>20</text:p>
          </table:table-cell>
          <table:table-cell office:value-type="currency" office:currency="GBP" office:value="0.0051">
            <text:p>£0.01</text:p>
          </table:table-cell>
          <table:table-cell table:formula="of:=[.F9]*[.D9]" office:value-type="currency" office:currency="GBP" office:value="0.0102">
            <text:p>£0.01</text:p>
          </table:table-cell>
          <table:table-cell table:formula="of:=[.F9]*[.C9]" office:value-type="currency" office:currency="GBP" office:value="0.1275">
            <text:p>£0.13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_0603</text:p>
          </table:table-cell>
          <table:table-cell/>
        </table:table-row>
        <table:table-row table:style-name="ro2">
          <table:table-cell office:value-type="string">
            <text:p>L1</text:p>
          </table:table-cell>
          <table:table-cell office:value-type="float" office:value="2470318">
            <text:p>24703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0]*[.I10]" office:value-type="float" office:value="10">
            <text:p>10</text:p>
          </table:table-cell>
          <table:table-cell office:value-type="currency" office:currency="GBP" office:value="0.196">
            <text:p>£0.20</text:p>
          </table:table-cell>
          <table:table-cell table:formula="of:=[.F10]*[.D10]" office:value-type="currency" office:currency="GBP" office:value="0.196">
            <text:p>£0.20</text:p>
          </table:table-cell>
          <table:table-cell table:formula="of:=[.F10]*[.C10]" office:value-type="currency" office:currency="GBP" office:value="1.96">
            <text:p>£1.96</text:p>
          </table:table-cell>
          <table:table-cell office:value-type="float" office:value="10">
            <text:p>10</text:p>
          </table:table-cell>
          <table:table-cell office:value-type="string">
            <text:p>4u7</text:p>
          </table:table-cell>
          <table:table-cell office:value-type="string">
            <text:p>Inductor_1212</text:p>
          </table:table-cell>
          <table:table-cell/>
        </table:table-row>
        <table:table-row table:style-name="ro2">
          <table:table-cell office:value-type="string">
            <text:p>C103</text:p>
          </table:table-cell>
          <table:table-cell office:value-type="float" office:value="2211176">
            <text:p>221117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1]*[.I11]" office:value-type="float" office:value="10">
            <text:p>10</text:p>
          </table:table-cell>
          <table:table-cell office:value-type="currency" office:currency="GBP" office:value="0.1419">
            <text:p>£0.14</text:p>
          </table:table-cell>
          <table:table-cell table:formula="of:=[.F11]*[.D11]" office:value-type="currency" office:currency="GBP" office:value="0.1419">
            <text:p>£0.14</text:p>
          </table:table-cell>
          <table:table-cell table:formula="of:=[.F11]*[.C11]" office:value-type="currency" office:currency="GBP" office:value="2.1285">
            <text:p>£2.13</text:p>
          </table:table-cell>
          <table:table-cell office:value-type="float" office:value="10">
            <text:p>10</text:p>
          </table:table-cell>
          <table:table-cell office:value-type="string">
            <text:p>1.5uF</text:p>
          </table:table-cell>
          <table:table-cell office:value-type="string">
            <text:p>C_0603</text:p>
          </table:table-cell>
          <table:table-cell/>
        </table:table-row>
        <table:table-row table:style-name="ro2">
          <table:table-cell office:value-type="string">
            <text:p>C1 C104 C16 C3 C6</text:p>
          </table:table-cell>
          <table:table-cell office:value-type="float" office:value="2494230">
            <text:p>249423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D12]*[.I12]" office:value-type="float" office:value="50">
            <text:p>50</text:p>
          </table:table-cell>
          <table:table-cell office:value-type="currency" office:currency="GBP" office:value="0.0613">
            <text:p>£0.06</text:p>
          </table:table-cell>
          <table:table-cell table:formula="of:=[.F12]*[.D12]" office:value-type="currency" office:currency="GBP" office:value="0.3065">
            <text:p>£0.31</text:p>
          </table:table-cell>
          <table:table-cell table:formula="of:=[.F12]*[.C12]" office:value-type="currency" office:currency="GBP" office:value="3.678">
            <text:p>£3.68</text:p>
          </table:table-cell>
          <table:table-cell office:value-type="float" office:value="10">
            <text:p>10</text:p>
          </table:table-cell>
          <table:table-cell office:value-type="string">
            <text:p>10u</text:p>
          </table:table-cell>
          <table:table-cell office:value-type="string">
            <text:p>C_0603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float" office:value="2492362">
            <text:p>249236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3]*[.I13]" office:value-type="float" office:value="10">
            <text:p>10</text:p>
          </table:table-cell>
          <table:table-cell office:value-type="currency" office:currency="GBP" office:value="0.6486">
            <text:p>£0.65</text:p>
          </table:table-cell>
          <table:table-cell table:formula="of:=[.F13]*[.D13]" office:value-type="currency" office:currency="GBP" office:value="0.6486">
            <text:p>£0.65</text:p>
          </table:table-cell>
          <table:table-cell table:formula="of:=[.F13]*[.C13]" office:value-type="currency" office:currency="GBP" office:value="6.486">
            <text:p>£6.49</text:p>
          </table:table-cell>
          <table:table-cell office:value-type="float" office:value="10">
            <text:p>10</text:p>
          </table:table-cell>
          <table:table-cell office:value-type="string">
            <text:p>TLV61225</text:p>
          </table:table-cell>
          <table:table-cell office:value-type="string">
            <text:p>SC-70</text:p>
          </table:table-cell>
          <table:table-cell/>
        </table:table-row>
        <table:table-row table:style-name="ro2">
          <table:table-cell office:value-type="string">
            <text:p>R1 R3 R4 R7</text:p>
          </table:table-cell>
          <table:table-cell office:value-type="float" office:value="2447230">
            <text:p>24472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4]*[.I14]" office:value-type="float" office:value="40">
            <text:p>40</text:p>
          </table:table-cell>
          <table:table-cell office:value-type="currency" office:currency="GBP" office:value="0.0022">
            <text:p>£0.00</text:p>
          </table:table-cell>
          <table:table-cell table:formula="of:=[.F14]*[.D14]" office:value-type="currency" office:currency="GBP" office:value="0.0088">
            <text:p>£0.01</text:p>
          </table:table-cell>
          <table:table-cell table:formula="of:=[.F14]*[.C14]" office:value-type="currency" office:currency="GBP" office:value="0.11">
            <text:p>£0.11</text:p>
          </table:table-cell>
          <table:table-cell office:value-type="float" office:value="10">
            <text:p>10</text:p>
          </table:table-cell>
          <table:table-cell office:value-type="string">
            <text:p>10k</text:p>
          </table:table-cell>
          <table:table-cell office:value-type="string">
            <text:p>R_0603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SC123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5]*[.I15]" office:value-type="float" office:value="10">
            <text:p>10</text:p>
          </table:table-cell>
          <table:table-cell office:value-type="currency" office:currency="GBP" office:value="0.246">
            <text:p>£0.25</text:p>
          </table:table-cell>
          <table:table-cell table:formula="of:=[.F15]*[.D15]" office:value-type="currency" office:currency="GBP" office:value="0.246">
            <text:p>£0.25</text:p>
          </table:table-cell>
          <table:table-cell table:formula="of:=[.F15]*[.C15]" office:value-type="currency" office:currency="GBP" office:value="2.46">
            <text:p>£2.46</text:p>
          </table:table-cell>
          <table:table-cell office:value-type="float" office:value="10">
            <text:p>10</text:p>
          </table:table-cell>
          <table:table-cell office:value-type="string">
            <text:p>TEPT4400</text:p>
          </table:table-cell>
          <table:table-cell office:value-type="string">
            <text:p>LED-3MM</text:p>
          </table:table-cell>
          <table:table-cell/>
        </table:table-row>
        <table:table-row table:style-name="ro2">
          <table:table-cell office:value-type="string">
            <text:p>C102 C12</text:p>
          </table:table-cell>
          <table:table-cell office:value-type="float" office:value="2496916">
            <text:p>24969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D16]*[.I16]" office:value-type="float" office:value="20">
            <text:p>20</text:p>
          </table:table-cell>
          <table:table-cell office:value-type="currency" office:currency="GBP" office:value="0.0094">
            <text:p>£0.01</text:p>
          </table:table-cell>
          <table:table-cell table:formula="of:=[.F16]*[.D16]" office:value-type="currency" office:currency="GBP" office:value="0.0188">
            <text:p>£0.02</text:p>
          </table:table-cell>
          <table:table-cell table:formula="of:=[.F16]*[.C16]" office:value-type="currency" office:currency="GBP" office:value="0.282">
            <text:p>£0.28</text:p>
          </table:table-cell>
          <table:table-cell office:value-type="float" office:value="10">
            <text:p>10</text:p>
          </table:table-cell>
          <table:table-cell office:value-type="string">
            <text:p>1u</text:p>
          </table:table-cell>
          <table:table-cell office:value-type="string">
            <text:p>C_0603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RF004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7]*[.I17]" office:value-type="float" office:value="10">
            <text:p>10</text:p>
          </table:table-cell>
          <table:table-cell office:value-type="currency" office:currency="GBP" office:value="6.29">
            <text:p>£6.29</text:p>
          </table:table-cell>
          <table:table-cell table:formula="of:=[.F17]*[.D17]" office:value-type="currency" office:currency="GBP" office:value="6.29">
            <text:p>£6.29</text:p>
          </table:table-cell>
          <table:table-cell table:formula="of:=[.F17]*[.C17]" office:value-type="currency" office:currency="GBP" office:value="62.9">
            <text:p>£62.90</text:p>
          </table:table-cell>
          <table:table-cell office:value-type="float" office:value="10">
            <text:p>10</text:p>
          </table:table-cell>
          <table:table-cell office:value-type="string">
            <text:p>RFM69W</text:p>
          </table:table-cell>
          <table:table-cell office:value-type="string">
            <text:p>RFM69</text:p>
          </table:table-cell>
          <table:table-cell/>
        </table:table-row>
        <table:table-row table:style-name="ro2">
          <table:table-cell office:value-type="string">
            <text:p>Y1</text:p>
          </table:table-cell>
          <table:table-cell office:value-type="float" office:value="2101347">
            <text:p>21013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8]*[.I18]" office:value-type="float" office:value="10">
            <text:p>10</text:p>
          </table:table-cell>
          <table:table-cell office:value-type="currency" office:currency="GBP" office:value="0.3428">
            <text:p>£0.34</text:p>
          </table:table-cell>
          <table:table-cell table:formula="of:=[.F18]*[.D18]" office:value-type="currency" office:currency="GBP" office:value="0.3428">
            <text:p>£0.34</text:p>
          </table:table-cell>
          <table:table-cell table:formula="of:=[.F18]*[.C18]" office:value-type="currency" office:currency="GBP" office:value="3.428">
            <text:p>£3.43</text:p>
          </table:table-cell>
          <table:table-cell office:value-type="float" office:value="10">
            <text:p>10</text:p>
          </table:table-cell>
          <table:table-cell office:value-type="string">
            <text:p>32.768k</text:p>
          </table:table-cell>
          <table:table-cell office:value-type="string">
            <text:p>XTAL_1206</text:p>
          </table:table-cell>
          <table:table-cell/>
        </table:table-row>
        <table:table-row table:style-name="ro2">
          <table:table-cell office:value-type="string">
            <text:p>D1 D3</text:p>
          </table:table-cell>
          <table:table-cell office:value-type="float" office:value="2368174">
            <text:p>236817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D19]*[.I19]" office:value-type="float" office:value="20">
            <text:p>20</text:p>
          </table:table-cell>
          <table:table-cell office:value-type="currency" office:currency="GBP" office:value="0.1517">
            <text:p>£0.15</text:p>
          </table:table-cell>
          <table:table-cell table:formula="of:=[.F19]*[.D19]" office:value-type="currency" office:currency="GBP" office:value="0.3034">
            <text:p>£0.30</text:p>
          </table:table-cell>
          <table:table-cell table:formula="of:=[.F19]*[.C19]" office:value-type="currency" office:currency="GBP" office:value="3.034">
            <text:p>£3.03</text:p>
          </table:table-cell>
          <table:table-cell office:value-type="float" office:value="10">
            <text:p>10</text:p>
          </table:table-cell>
          <table:table-cell office:value-type="string">
            <text:p>TVS_small</text:p>
          </table:table-cell>
          <table:table-cell office:value-type="string">
            <text:p>R_0603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10"/>
        </table:table-row>
        <table:table-row table:style-name="ro2" table:number-rows-repeated="5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>
            <text:p>OPTIONAL: HTU21D</text:p>
          </table:table-cell>
          <table:table-cell table:style-name="ce1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U6</text:p>
          </table:table-cell>
          <table:table-cell office:value-type="float" office:value="2393536">
            <text:p>23935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30]*[.I30]" office:value-type="float" office:value="10">
            <text:p>10</text:p>
          </table:table-cell>
          <table:table-cell office:value-type="currency" office:currency="GBP" office:value="2.5174">
            <text:p>£2.52</text:p>
          </table:table-cell>
          <table:table-cell table:formula="of:=[.F30]*[.D30]" office:value-type="currency" office:currency="GBP" office:value="2.5174">
            <text:p>£2.52</text:p>
          </table:table-cell>
          <table:table-cell table:formula="of:=[.F30]*[.C30]" office:value-type="currency" office:currency="GBP" office:value="25.174">
            <text:p>£25.17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HTU21D</text:p>
          </table:table-cell>
          <table:table-cell/>
        </table:table-row>
        <table:table-row table:style-name="ro2">
          <table:table-cell table:style-name="ce1" office:value-type="string">
            <text:p>OPTIONAL: MS5637</text:p>
          </table:table-cell>
          <table:table-cell table:style-name="ce1"/>
          <table:table-cell/>
          <table:table-cell table:style-name="ce4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>
            <text:p>U7</text:p>
          </table:table-cell>
          <table:table-cell office:value-type="float" office:value="2362663">
            <text:p>23626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32]*[.I32]" office:value-type="float" office:value="5">
            <text:p>5</text:p>
          </table:table-cell>
          <table:table-cell office:value-type="currency" office:currency="GBP" office:value="1.5088">
            <text:p>£1.51</text:p>
          </table:table-cell>
          <table:table-cell table:formula="of:=[.F32]*[.D32]" office:value-type="currency" office:currency="GBP" office:value="1.5088">
            <text:p>£1.51</text:p>
          </table:table-cell>
          <table:table-cell table:formula="of:=[.F32]*[.C32]" office:value-type="currency" office:currency="GBP" office:value="7.544">
            <text:p>£7.54</text:p>
          </table:table-cell>
          <table:table-cell office:value-type="float" office:value="5">
            <text:p>5</text:p>
          </table:table-cell>
          <table:table-cell office:value-type="string">
            <text:p>MS5637</text:p>
          </table:table-cell>
          <table:table-cell office:value-type="string">
            <text:p>MS563702</text:p>
          </table:table-cell>
          <table:table-cell/>
        </table:table-row>
        <table:table-row table:style-name="ro2">
          <table:table-cell table:style-name="ce1" office:value-type="string">
            <text:p>OPTIONAL: AMG88</text:p>
          </table:table-cell>
          <table:table-cell table:style-name="ce1"/>
          <table:table-cell/>
          <table:table-cell table:style-name="ce4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>
            <text:p>U101</text:p>
          </table:table-cell>
          <table:table-cell office:value-type="float" office:value="2481446">
            <text:p>24814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34]*[.I34]" office:value-type="float" office:value="5">
            <text:p>5</text:p>
          </table:table-cell>
          <table:table-cell office:value-type="currency" office:currency="GBP" office:value="23.8702">
            <text:p>£23.87</text:p>
          </table:table-cell>
          <table:table-cell table:formula="of:=[.F34]*[.D34]" office:value-type="currency" office:currency="GBP" office:value="23.8702">
            <text:p>£23.87</text:p>
          </table:table-cell>
          <table:table-cell table:formula="of:=[.F34]*[.C34]" office:value-type="currency" office:currency="GBP" office:value="119.351">
            <text:p>£119.3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AMG88</text:p>
          </table:table-cell>
          <table:table-cell/>
        </table:table-row>
        <table:table-row table:style-name="ro2">
          <table:table-cell table:style-name="ce2"/>
          <table:table-cell table:style-name="Default"/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4"/>
        </table:table-row>
        <table:table-row table:style-name="ro2">
          <table:table-cell table:style-name="ce2" office:value-type="string" table:number-columns-spanned="6" table:number-rows-spanned="1">
            <text:p>Total cost per basic board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1" table:formula="of:=SUM([.G2:.G19])" office:value-type="currency" office:currency="GBP" office:value="10.6638">
            <text:p>£10.66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3" office:value-type="string" table:number-columns-spanned="6" table:number-rows-spanned="1">
            <text:p>Total cost per HTU21D/MS5637 board</text:p>
          </table:table-cell>
          <table:covered-table-cell table:number-columns-repeated="3" table:style-name="ce1"/>
          <table:covered-table-cell table:style-name="ce2"/>
          <table:covered-table-cell table:style-name="ce1"/>
          <table:table-cell table:style-name="ce1" table:formula="of:=SUM([.G2:.G19])+[.G30]+[.G32]" office:value-type="currency" office:currency="GBP" office:value="14.69">
            <text:p>£14.69</text:p>
          </table:table-cell>
          <table:table-cell table:number-columns-repeated="5"/>
        </table:table-row>
        <table:table-row table:style-name="ro2">
          <table:table-cell table:style-name="ce3" office:value-type="string" table:number-columns-spanned="6" table:number-rows-spanned="1">
            <text:p>Total cost per AMG88 board</text:p>
          </table:table-cell>
          <table:covered-table-cell table:number-columns-repeated="5" table:style-name="ce1"/>
          <table:table-cell table:style-name="ce1" table:formula="of:=SUM([.G2:.G19])+[.G34]" office:value-type="currency" office:currency="GBP" office:value="34.534">
            <text:p>£34.53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table:number-columns-spanned="6" table:number-rows-spanned="1">
            <text:p>Total cost per all-in board</text:p>
          </table:table-cell>
          <table:covered-table-cell table:number-columns-repeated="5" table:style-name="ce1"/>
          <table:table-cell table:style-name="ce1" table:formula="of:=SUM([.G2:.G19])+[.G30]+[.G32]+[.G34]" office:value-type="currency" office:currency="GBP" office:value="38.5602">
            <text:p>£38.56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table:number-columns-spanned="6" table:number-rows-spanned="1">
            <text:p>Total order cost</text:p>
          </table:table-cell>
          <table:covered-table-cell table:number-columns-repeated="5" table:style-name="ce1"/>
          <table:table-cell table:style-name="ce1" table:formula="of:=SUM([.H2:.H19])+[.H30]+[.H32]+[.H34]" office:value-type="currency" office:currency="GBP" office:value="256.638">
            <text:p>£256.6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table:number-columns-spanned="6" table:number-rows-spanned="1">
            <text:p>Total order cost per board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Default" table:formula="of:=[.G40]/10" office:value-type="currency" office:currency="GBP" office:value="25.6638">
            <text:p>£25.66</text:p>
          </table:table-cell>
          <table:table-cell table:style-name="Default"/>
          <table:table-cell table:number-columns-repeated="4"/>
        </table:table-row>
      </table:table>
      <table:table table:name="QuickPaste" table:style-name="ta1" table:print="false">
        <table:table-column table:style-name="co8" table:default-cell-style-name="ce4"/>
        <table:table-row table:style-name="ro1">
          <table:table-cell table:style-name="ce1" office:value-type="string">
            <text:p>Onecall part</text:p>
          </table:table-cell>
        </table:table-row>
        <table:table-row table:style-name="ro2">
          <table:table-cell office:value-type="float" office:value="2290331">
            <text:p>2290331</text:p>
          </table:table-cell>
        </table:table-row>
        <table:table-row table:style-name="ro2">
          <table:table-cell office:value-type="float" office:value="9330798">
            <text:p>9330798</text:p>
          </table:table-cell>
        </table:table-row>
        <table:table-row table:style-name="ro2">
          <table:table-cell office:value-type="float" office:value="432210">
            <text:p>432210</text:p>
          </table:table-cell>
        </table:table-row>
        <table:table-row table:style-name="ro2">
          <table:table-cell office:value-type="float" office:value="2099242">
            <text:p>2099242</text:p>
          </table:table-cell>
        </table:table-row>
        <table:table-row table:style-name="ro2">
          <table:table-cell office:value-type="float" office:value="1702629">
            <text:p>1702629</text:p>
          </table:table-cell>
        </table:table-row>
        <table:table-row table:style-name="ro2">
          <table:table-cell office:value-type="float" office:value="2469557">
            <text:p>2469557</text:p>
          </table:table-cell>
        </table:table-row>
        <table:table-row table:style-name="ro2">
          <table:table-cell office:value-type="float" office:value="1759055">
            <text:p>1759055</text:p>
          </table:table-cell>
        </table:table-row>
        <table:table-row table:style-name="ro2">
          <table:table-cell office:value-type="float" office:value="9233385">
            <text:p>9233385</text:p>
          </table:table-cell>
        </table:table-row>
        <table:table-row table:style-name="ro2">
          <table:table-cell office:value-type="float" office:value="2470318">
            <text:p>2470318</text:p>
          </table:table-cell>
        </table:table-row>
        <table:table-row table:style-name="ro2">
          <table:table-cell office:value-type="float" office:value="2211176">
            <text:p>2211176</text:p>
          </table:table-cell>
        </table:table-row>
        <table:table-row table:style-name="ro2">
          <table:table-cell office:value-type="float" office:value="2494230">
            <text:p>2494230</text:p>
          </table:table-cell>
        </table:table-row>
        <table:table-row table:style-name="ro2">
          <table:table-cell office:value-type="float" office:value="2492362">
            <text:p>2492362</text:p>
          </table:table-cell>
        </table:table-row>
        <table:table-row table:style-name="ro2">
          <table:table-cell office:value-type="float" office:value="2447230">
            <text:p>2447230</text:p>
          </table:table-cell>
        </table:table-row>
        <table:table-row table:style-name="ro2">
          <table:table-cell office:value-type="string">
            <text:p>SC12389</text:p>
          </table:table-cell>
        </table:table-row>
        <table:table-row table:style-name="ro2">
          <table:table-cell office:value-type="float" office:value="2496916">
            <text:p>2496916</text:p>
          </table:table-cell>
        </table:table-row>
        <table:table-row table:style-name="ro2">
          <table:table-cell office:value-type="string">
            <text:p>RF00489</text:p>
          </table:table-cell>
        </table:table-row>
        <table:table-row table:style-name="ro2">
          <table:table-cell office:value-type="float" office:value="2101347">
            <text:p>2101347</text:p>
          </table:table-cell>
        </table:table-row>
        <table:table-row table:style-name="ro2">
          <table:table-cell office:value-type="float" office:value="2368174">
            <text:p>2368174</text:p>
          </table:table-cell>
        </table:table-row>
        <table:table-row table:style-name="ro2" table:number-rows-repeated="3">
          <table:table-cell table:style-name="Default"/>
        </table:table-row>
        <table:table-row table:style-name="ro2">
          <table:table-cell table:style-name="ce5"/>
        </table:table-row>
        <table:table-row table:style-name="ro2" table:number-rows-repeated="5">
          <table:table-cell table:style-name="Default"/>
        </table:table-row>
        <table:table-row table:style-name="ro2">
          <table:table-cell table:style-name="ce1"/>
        </table:table-row>
        <table:table-row table:style-name="ro2">
          <table:table-cell office:value-type="float" office:value="2393536">
            <text:p>2393536</text:p>
          </table:table-cell>
        </table:table-row>
        <table:table-row table:style-name="ro2">
          <table:table-cell table:style-name="ce1"/>
        </table:table-row>
        <table:table-row table:style-name="ro2">
          <table:table-cell office:value-type="float" office:value="2362663">
            <text:p>2362663</text:p>
          </table:table-cell>
        </table:table-row>
        <table:table-row table:style-name="ro2">
          <table:table-cell table:style-name="ce1"/>
        </table:table-row>
        <table:table-row table:style-name="ro2">
          <table:table-cell office:value-type="float" office:value="2481446">
            <text:p>24814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26/06/2016</text:date>, <text:time>22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7:55:47.845512250</meta:creation-date>
    <meta:generator>OpenOffice/4.1.2$Unix OpenOffice.org_project/412m3$Build-9782</meta:generator>
    <dc:date>2016-06-26T22:51:52</dc:date>
    <meta:editing-duration>PT21M29S</meta:editing-duration>
    <meta:editing-cycles>3</meta:editing-cycles>
    <dc:creator>David Turner</dc:creator>
    <meta:document-statistic meta:table-count="2" meta:cell-count="279" meta:object-count="0"/>
  </office:meta>
</office:document-meta>
</file>